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style:font-name="Verdana" officeooo:rsid="0020cc1e" officeooo:paragraph-rsid="0020cc1e"/>
    </style:style>
    <style:style style:name="P21" style:family="paragraph" style:parent-style-name="Standard">
      <style:text-properties style:font-name="Verdana" officeooo:rsid="0020cc1e" officeooo:paragraph-rsid="002230c0"/>
    </style:style>
    <style:style style:name="P22" style:family="paragraph" style:parent-style-name="Standard">
      <style:text-properties style:font-name="Verdana" fo:font-weight="bold" officeooo:rsid="002230c0" officeooo:paragraph-rsid="002230c0" style:font-weight-asian="bold" style:font-weight-complex="bold"/>
    </style:style>
    <style:style style:name="P23" style:family="paragraph" style:parent-style-name="Standard">
      <style:text-properties style:font-name="Verdana" fo:font-weight="bold" officeooo:rsid="00232ae1" officeooo:paragraph-rsid="00232ae1" style:font-weight-asian="bold" style:font-weight-complex="bold"/>
    </style:style>
    <style:style style:name="P24" style:family="paragraph" style:parent-style-name="Standard">
      <style:text-properties style:font-name="Verdana" fo:font-weight="bold" officeooo:rsid="0023b5f8" officeooo:paragraph-rsid="0023b5f8" style:font-weight-asian="bold" style:font-weight-complex="bold"/>
    </style:style>
    <style:style style:name="P25" style:family="paragraph" style:parent-style-name="Standard">
      <style:text-properties style:font-name="Verdana" fo:font-size="22pt" officeooo:rsid="0020cc1e" officeooo:paragraph-rsid="0020cc1e" style:font-size-asian="22pt" style:font-size-complex="22pt"/>
    </style:style>
    <style:style style:name="P26" style:family="paragraph" style:parent-style-name="Standard">
      <style:paragraph-properties fo:text-align="center" style:justify-single-word="false"/>
      <style:text-properties style:font-name="Verdana" fo:font-size="22pt" officeooo:rsid="0020cc1e" officeooo:paragraph-rsid="0020cc1e" style:font-size-asian="22pt" style:font-size-complex="22pt"/>
    </style:style>
    <style:style style:name="P27" style:family="paragraph" style:parent-style-name="Standard">
      <style:text-properties style:font-name="Verdana" fo:font-size="22pt" officeooo:rsid="0028d393" officeooo:paragraph-rsid="0028d393" style:font-size-asian="22pt" style:font-size-complex="22pt"/>
    </style:style>
    <style:style style:name="P28" style:family="paragraph" style:parent-style-name="Standard">
      <style:text-properties style:font-name="Verdana" fo:font-weight="normal" officeooo:rsid="0020cc1e" officeooo:paragraph-rsid="0020cc1e" style:font-weight-asian="normal" style:font-weight-complex="normal"/>
    </style:style>
    <style:style style:name="P29" style:family="paragraph" style:parent-style-name="Standard">
      <style:text-properties style:font-name="Verdana" fo:font-weight="normal" officeooo:rsid="00232ae1" officeooo:paragraph-rsid="00232ae1" style:font-weight-asian="normal" style:font-weight-complex="normal"/>
    </style:style>
    <style:style style:name="P30" style:family="paragraph" style:parent-style-name="Standard">
      <style:text-properties style:font-name="Verdana" fo:font-weight="normal" officeooo:rsid="00232ae1" officeooo:paragraph-rsid="00232ae1" fo:background-color="#eeeeee" style:font-weight-asian="normal" style:font-weight-complex="normal"/>
    </style:style>
    <style:style style:name="P31" style:family="paragraph" style:parent-style-name="Standard">
      <style:text-properties style:font-name="Verdana" officeooo:rsid="002230c0" officeooo:paragraph-rsid="002230c0"/>
    </style:style>
    <style:style style:name="P32" style:family="paragraph" style:parent-style-name="Standard">
      <style:text-properties style:font-name="Verdana"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33" style:family="paragraph" style:parent-style-name="Standard">
      <style:text-properties style:font-name="Verdana" officeooo:rsid="0023b5f8" officeooo:paragraph-rsid="0023b5f8"/>
    </style:style>
    <style:style style:name="P34" style:family="paragraph" style:parent-style-name="Standard">
      <style:text-properties style:font-name="Verdana" officeooo:rsid="0024a94a" officeooo:paragraph-rsid="0024a94a"/>
    </style:style>
    <style:style style:name="P35" style:family="paragraph" style:parent-style-name="Standard">
      <style:paragraph-properties fo:text-align="center" style:justify-single-word="false"/>
      <style:text-properties style:font-name="Verdana" fo:font-size="32pt" officeooo:rsid="0020cc1e" officeooo:paragraph-rsid="0020cc1e" style:font-size-asian="32pt" style:font-size-complex="32pt"/>
    </style:style>
    <style:style style:name="P36" style:family="paragraph" style:parent-style-name="Standard">
      <style:text-properties style:font-name="Verdana" fo:font-size="12pt" officeooo:rsid="0028d393" officeooo:paragraph-rsid="0028d393" style:font-size-asian="10.5pt" style:font-size-complex="12pt"/>
    </style:style>
    <style:style style:name="P37" style:family="paragraph" style:parent-style-name="Standard">
      <style:text-properties style:font-name="Verdana" fo:font-size="12pt" officeooo:rsid="0029a717" officeooo:paragraph-rsid="0029a717" style:font-size-asian="10.5pt" style:font-size-complex="12pt"/>
    </style:style>
    <style:style style:name="P38" style:family="paragraph" style:parent-style-name="Standard">
      <style:text-properties style:font-name="Verdana" fo:font-size="12pt" fo:font-weight="bold" officeooo:rsid="0028d393" officeooo:paragraph-rsid="0028d393" style:font-size-asian="10.5pt" style:font-weight-asian="bold" style:font-size-complex="12pt" style:font-weight-complex="bold"/>
    </style:style>
    <style:style style:name="P39" style:family="paragraph" style:parent-style-name="Standard">
      <style:text-properties style:font-name="Verdana" fo:font-size="12pt" fo:font-weight="bold" officeooo:rsid="0029a717" officeooo:paragraph-rsid="0029a717" style:font-size-asian="10.5pt" style:font-weight-asian="bold" style:font-size-complex="12pt" style:font-weight-complex="bold"/>
    </style:style>
    <style:style style:name="P40" style:family="paragraph" style:parent-style-name="Standard">
      <style:text-properties style:font-name="Verdana" fo:font-size="12pt" fo:font-weight="normal" officeooo:rsid="0029a717" officeooo:paragraph-rsid="0029a717" style:font-size-asian="10.5pt" style:font-weight-asian="normal" style:font-size-complex="12pt" style:font-weight-complex="normal"/>
    </style:style>
    <style:style style:name="P41" style:family="paragraph" style:parent-style-name="Standard">
      <style:text-properties officeooo:paragraph-rsid="0020cc1e"/>
    </style:style>
    <style:style style:name="P42" style:family="paragraph" style:parent-style-name="Standard">
      <style:text-properties officeooo:paragraph-rsid="0024a94a"/>
    </style:style>
    <style:style style:name="P43" style:family="paragraph" style:parent-style-name="Standard">
      <style:text-properties officeooo:rsid="0026c32d" officeooo:paragraph-rsid="0026c32d"/>
    </style:style>
    <style:style style:name="P44"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45"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46"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47"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48"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49"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50"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51" style:family="paragraph" style:parent-style-name="Text_20_body">
      <style:paragraph-properties fo:margin-left="0cm" fo:margin-right="0cm" style:line-height-at-least="0.423cm" fo:widows="1" fo:text-indent="0cm" style:auto-text-indent="false"/>
    </style:style>
    <style:style style:name="P52"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53"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54"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55"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56"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57"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58"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59" style:family="paragraph" style:parent-style-name="Text_20_body">
      <style:text-properties officeooo:rsid="000ac0ca" officeooo:paragraph-rsid="000ac0ca"/>
    </style:style>
    <style:style style:name="P60"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61"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1786bc" style:font-weight-asian="bold" style:font-weight-complex="bold"/>
    </style:style>
    <style:style style:name="P64" style:family="paragraph" style:parent-style-name="Text_20_body">
      <style:text-properties officeooo:paragraph-rsid="0013285f" fo:background-color="#eeeeee"/>
    </style:style>
    <style:style style:name="P65" style:family="paragraph" style:parent-style-name="Text_20_body">
      <style:text-properties officeooo:paragraph-rsid="001786bc"/>
    </style:style>
    <style:style style:name="P66" style:family="paragraph" style:parent-style-name="Text_20_body">
      <style:text-properties officeooo:paragraph-rsid="001d3275"/>
    </style:style>
    <style:style style:name="P67" style:family="paragraph" style:parent-style-name="Standard">
      <style:paragraph-properties fo:break-before="page"/>
      <style:text-properties officeooo:rsid="0026c32d" officeooo:paragraph-rsid="0026c32d"/>
    </style:style>
    <style:style style:name="P68" style:family="paragraph" style:parent-style-name="Standard">
      <style:paragraph-properties fo:break-before="page"/>
      <style:text-properties style:font-name="Verdana" fo:font-size="22pt" officeooo:rsid="0028d393" officeooo:paragraph-rsid="0028d393" style:font-size-asian="22pt" style:font-size-complex="22pt"/>
    </style:style>
    <style:style style:name="P69" style:family="paragraph" style:parent-style-name="Standard" style:list-style-name="L1">
      <style:text-properties style:font-name="Verdana" officeooo:rsid="0023b5f8" officeooo:paragraph-rsid="0023b5f8"/>
    </style:style>
    <style:style style:name="P70" style:family="paragraph" style:parent-style-name="Standard">
      <style:text-properties fo:color="#000000" style:font-name="Segoe UI" fo:font-size="10pt" officeooo:rsid="00192223" officeooo:paragraph-rsid="00192223" fo:background-color="#eeeeee" style:font-size-asian="10pt"/>
    </style:style>
    <style:style style:name="P71" style:family="paragraph" style:parent-style-name="Standard">
      <style:text-properties fo:color="#000000" style:font-name="Segoe UI" fo:font-size="10pt" officeooo:rsid="00192223" officeooo:paragraph-rsid="00192223" fo:background-color="#ffffff" style:font-size-asian="10pt"/>
    </style:style>
    <style:style style:name="P72" style:family="paragraph" style:parent-style-name="Standard">
      <style:text-properties fo:color="#000000" style:font-name="Segoe UI" fo:font-size="10pt" officeooo:rsid="002cc8a3" officeooo:paragraph-rsid="002cc8a3" fo:background-color="#ffffff" style:font-size-asian="10pt"/>
    </style:style>
    <style:style style:name="P73"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74"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75"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76" style:family="paragraph" style:parent-style-name="Standard">
      <style:text-properties officeooo:rsid="000ac0ca" officeooo:paragraph-rsid="000ac0ca"/>
    </style:style>
    <style:style style:name="P77"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78"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79"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80" style:family="paragraph" style:parent-style-name="Standard">
      <style:paragraph-properties fo:break-before="page"/>
      <style:text-properties officeooo:rsid="000ac0ca" officeooo:paragraph-rsid="000ac0ca"/>
    </style:style>
    <style:style style:name="P81"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size="22pt" fo:text-shadow="none" style:text-underline-style="none" fo:font-weight="bold" officeooo:rsid="000ac0ca"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weight="bold" officeooo:rsid="000fd2ed" style:font-size-asian="22pt" style:font-weight-asian="bold" style:font-size-complex="22pt" style:font-weight-complex="bold"/>
    </style:style>
    <style:style style:name="T8" style:family="text">
      <style:text-properties fo:background-color="#eeeeee" loext:char-shading-value="0"/>
    </style:style>
    <style:style style:name="T9" style:family="text">
      <style:text-properties fo:font-variant="normal" fo:text-transform="none" fo:color="#141823" style:font-name="helvetica" fo:font-size="10.5pt" fo:letter-spacing="normal" fo:font-style="normal" fo:font-weight="normal"/>
    </style:style>
    <style:style style:name="T10"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1" style:family="text">
      <style:text-properties fo:font-variant="normal" fo:text-transform="none" fo:color="#666666" style:font-name="helvetica" fo:font-size="9pt" fo:letter-spacing="normal" fo:font-style="normal" fo:font-weight="normal"/>
    </style:style>
    <style:style style:name="T12"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13"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14"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15"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6" style:family="text">
      <style:text-properties fo:color="#000000" style:font-name="Segoe UI" fo:font-size="10pt" style:font-size-asian="10pt"/>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Verdana" fo:font-size="22pt" fo:font-weight="normal" officeooo:rsid="0020cc1e" style:font-size-asian="22pt" style:font-weight-asian="normal" style:font-size-complex="22pt" style:font-weight-complex="normal"/>
    </style:style>
    <style:style style:name="T19" style:family="text">
      <style:text-properties style:font-name="Verdana"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20" style:family="text">
      <style:text-properties style:font-name="Verdana" officeooo:rsid="0024a94a"/>
    </style:style>
    <style:style style:name="T21" style:family="text">
      <style:text-properties style:font-name="Times New Roman" fo:font-size="22pt" officeooo:rsid="000ac0ca" style:font-size-asian="22pt" style:font-size-complex="22pt"/>
    </style:style>
    <style:style style:name="T22" style:family="text">
      <style:text-properties officeooo:rsid="002230c0"/>
    </style:style>
    <style:style style:name="T23" style:family="text">
      <style:text-properties officeooo:rsid="0023b5f8"/>
    </style:style>
    <style:style style:name="T24" style:family="text">
      <style:text-properties fo:font-size="8pt" style:font-size-asian="8pt" style:font-size-complex="8pt"/>
    </style:style>
    <style:style style:name="T25" style:family="text">
      <style:text-properties fo:font-size="8pt" officeooo:rsid="0023b5f8" style:font-size-asian="8pt" style:font-size-complex="8pt"/>
    </style:style>
    <style:style style:name="T26" style:family="text">
      <style:text-properties fo:font-weight="normal" style:font-weight-asian="normal" style:font-weight-complex="normal"/>
    </style:style>
    <style:style style:name="T27" style:family="text">
      <style:text-properties fo:font-weight="normal" fo:background-color="#eeeeee" loext:char-shading-value="0" style:font-weight-asian="normal" style:font-weight-complex="normal"/>
    </style:style>
    <style:style style:name="T28" style:family="text">
      <style:text-properties officeooo:rsid="0027c1da"/>
    </style:style>
    <style:style style:name="T29" style:family="text">
      <style:text-properties officeooo:rsid="0029a71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25"/>
      <text:p text:style-name="P25"/>
      <text:p text:style-name="P25"/>
      <text:p text:style-name="P25"/>
      <text:p text:style-name="P26"/>
      <text:p text:style-name="P26"/>
      <text:p text:style-name="P26"/>
      <text:p text:style-name="P26"/>
      <text:p text:style-name="P35">Delphi</text:p>
      <text:p text:style-name="P25"/>
      <text:p text:style-name="P25"/>
      <text:p text:style-name="P68">Delphi – Criando Arquivo ZIP</text:p>
      <text:p text:style-name="P27"/>
      <text:p text:style-name="P36">Hoje, ao chegar na empresa recebi notícia que uma das nossas AP<text:span text:style-name="T29">I</text:span> de troca de dados com fornecedores não estava funcionando na versão mais recente do <text:s text:c="3"/>Delphi (usamos o XE6 na máquina que montagem do disco).</text:p>
      <text:p text:style-name="P36">Olhando o assunto, notamos que o componente que foi utilizado não <text:span text:style-name="T29">tem </text:span>atualiza<text:span text:style-name="T29">ção</text:span> pelo seu criador... o que fazer agora ? Reposta óbvia, reescrever.</text:p>
      <text:p text:style-name="P36">A unit <text:s/>System.Zip que vem com a versão do delphi é muito fácil de usar, <text:span text:style-name="T29">salvou o dia –</text:span> veja os exemplos:</text:p>
      <text:p text:style-name="P36"/>
      <text:p text:style-name="P38">Criando um ZIP:</text:p>
      <text:p text:style-name="P36"/>
      <text:p text:style-name="P37"/>
      <text:p text:style-name="P37">function CriarZipFile(FZipFile, AFileName: string): integer;</text:p>
      <text:p text:style-name="P37">var</text:p>
      <text:p text:style-name="P37"><text:s text:c="2"/>z: TZipFile;</text:p>
      <text:p text:style-name="P37">begin</text:p>
      <text:p text:style-name="P37"><text:s text:c="2"/>result := 0;</text:p>
      <text:p text:style-name="P37"><text:s text:c="2"/>z := TZipFile.Create;</text:p>
      <text:p text:style-name="P37"><text:s text:c="2"/>try</text:p>
      <text:p text:style-name="P37"><text:s text:c="4"/>if fileExists(FZipFile) then</text:p>
      <text:p text:style-name="P37"><text:s text:c="6"/>z.Open(FZipFile, zmReadWrite)</text:p>
      <text:p text:style-name="P37"><text:s text:c="4"/>else</text:p>
      <text:p text:style-name="P37"><text:s text:c="6"/>z.Open(FZipFile, zmWrite);</text:p>
      <text:p text:style-name="P37"><text:s text:c="4"/>z.Add(AFileName, extractFileName(AFileName));</text:p>
      <text:p text:style-name="P37"><text:s text:c="4"/>z.Close;</text:p>
      <text:p text:style-name="P37"><text:s text:c="4"/>result := 1;</text:p>
      <text:p text:style-name="P37"><text:s text:c="2"/>finally</text:p>
      <text:p text:style-name="P37"><text:s text:c="4"/>z.Free;</text:p>
      <text:p text:style-name="P37"><text:s text:c="2"/>end;</text:p>
      <text:p text:style-name="P37">end;</text:p>
      <text:p text:style-name="P36"/>
      <text:p text:style-name="P36"/>
      <text:p text:style-name="P39">Descompactando o ZIP:</text:p>
      <text:p text:style-name="P25"/>
      <text:p text:style-name="P40">function ZipFileDecompress(FZipfile, APath: string): integer;</text:p>
      <text:p text:style-name="P40">var</text:p>
      <text:p text:style-name="P40"><text:s text:c="2"/>z: TZipFile;</text:p>
      <text:p text:style-name="P40">begin</text:p>
      <text:p text:style-name="P40"><text:s text:c="2"/>result := 0;</text:p>
      <text:p text:style-name="P40"><text:s text:c="2"/>z := TZipFile.Create;</text:p>
      <text:p text:style-name="P40"><text:s text:c="2"/>try</text:p>
      <text:p text:style-name="P40"><text:s text:c="4"/>if fileExists(FZipfile) then</text:p>
      <text:p text:style-name="P40"><text:s text:c="6"/>z.Open(FZipfile, zmReadWrite)</text:p>
      <text:p text:style-name="P40"><text:s text:c="4"/>else</text:p>
      <text:p text:style-name="P40"><text:s text:c="6"/>raise exception.Create('Não encontrei: ' + FZipfile);</text:p>
      <text:p text:style-name="P40"><text:s text:c="4"/>z.ExtractAll(APath);</text:p>
      <text:p text:style-name="P40"><text:soft-page-break/><text:s text:c="4"/>z.Close;</text:p>
      <text:p text:style-name="P40"><text:s text:c="4"/>result := 1;</text:p>
      <text:p text:style-name="P40"><text:s text:c="2"/>finally</text:p>
      <text:p text:style-name="P40"><text:s text:c="4"/>z.Free;</text:p>
      <text:p text:style-name="P40"><text:s text:c="2"/>end;</text:p>
      <text:p text:style-name="P40">end;</text:p>
      <text:p text:style-name="P25"/>
      <text:p text:style-name="P41"><text:span text:style-name="T19">Delphi - Trabalhando com Class Helper</text:span><text:span text:style-name="T18"> </text:span></text:p>
      <text:p text:style-name="P28"/>
      <text:p text:style-name="P20">#delphi #helper #fevereiro/2016</text:p>
      <text:p text:style-name="P20"/>
      <text:p text:style-name="P20">A introdução de Class Helper no delphi ajudou o desenvolvedor a incluir novas funcionalidades nas classes nativas do delphi – <text:span text:style-name="T22">você tem uma idéia de um recursos dos sonhos e gostaria de implementar lá na classe base, use Class Helper</text:span></text:p>
      <text:p text:style-name="P20"/>
      <text:p text:style-name="P22">Exemplo, extendendo o TDataset:</text:p>
      <text:p text:style-name="P31"/>
      <text:p text:style-name="P31"><text:s text:c="16"/>TDatasetHelper = class helper for TDataset</text:p>
      <text:p text:style-name="P31"><text:s text:c="17"/>public</text:p>
      <text:p text:style-name="P31"><text:s text:c="22"/>procedure Run(AProc:TProc&lt;TDataset&gt;);</text:p>
      <text:p text:style-name="P31"><text:s text:c="16"/>end;</text:p>
      <text:p text:style-name="P20"/>
      <text:p text:style-name="P21"><text:s text:c="16"/><text:span text:style-name="T22">procedure TDatasetHelper.Run(AProc: TProc&lt;TDataset&gt;);</text:span></text:p>
      <text:p text:style-name="P31"><text:s text:c="16"/>begin // executa em um thread separada</text:p>
      <text:p text:style-name="P31"><text:s text:c="20"/>TThread.CreateAnonymousThread(</text:p>
      <text:p text:style-name="P31"><text:s text:c="20"/>procedure begin</text:p>
      <text:p text:style-name="P31"><text:s text:c="25"/>if assigned(AProc) then</text:p>
      <text:p text:style-name="P31"><text:s text:c="31"/>AProc(self);</text:p>
      <text:p text:style-name="P31"><text:s text:c="25"/>end</text:p>
      <text:p text:style-name="P31"><text:s text:c="19"/>).Start;</text:p>
      <text:p text:style-name="P31"><text:s text:c="15"/>end;</text:p>
      <text:p text:style-name="P31"/>
      <text:p text:style-name="P31">(fonte: <text:s/><text:span text:style-name="T16">https://github.com/amarildolacerda/helpers/blob/master/Data.DB.Helper.pas)</text:span></text:p>
      <text:p text:style-name="P31"/>
      <text:p text:style-name="P31">O exemplo implementa a capacidade de uso da "procedure" RUN(...) por qualquer classe com herança de TDataset.</text:p>
      <text:p text:style-name="P31"/>
      <text:p text:style-name="P31"/>
      <text:p text:style-name="P23">Trabalhando com o novo procedimento:</text:p>
      <text:p text:style-name="P23"/>
      <text:p text:style-name="P29"/>
      <text:p text:style-name="P29">O procedimento RUN <text:span text:style-name="T23">por finalidade</text:span> executa<text:span text:style-name="T23">r</text:span> em um processo paralelo (uma nova TThread) a rotina que estiver implementando no TProc&lt;TDataset&gt;.</text:p>
      <text:p text:style-name="P23"/>
      <text:p text:style-name="P23"/>
      <text:p text:style-name="P23"><text:s text:c="3"/><text:span text:style-name="T26"><text:s/></text:span><text:span text:style-name="T27">var total:double;</text:span></text:p>
      <text:p text:style-name="P30"><text:s text:c="4"/>begin</text:p>
      <text:p text:style-name="P30"><text:soft-page-break/><text:s text:c="15"/>query1.run( <text:s text:c="2"/></text:p>
      <text:p text:style-name="P30"><text:s text:c="23"/>procedure (ds:Tdataset) <text:s text:c="3"/><text:span text:style-name="T24">// </text:span><text:span text:style-name="T25">rotina a executar em paralelo.</text:span></text:p>
      <text:p text:style-name="P30"><text:s text:c="23"/>begin</text:p>
      <text:p text:style-name="P30"><text:s text:c="30"/>ds.first;</text:p>
      <text:p text:style-name="P30"><text:s text:c="30"/>while ds.eof=false do</text:p>
      <text:p text:style-name="P30"><text:s text:c="30"/>begin</text:p>
      <text:p text:style-name="P30"><text:s text:c="38"/>total := total + xxxxx;</text:p>
      <text:p text:style-name="P30"><text:s text:c="38"/>ds.next;</text:p>
      <text:p text:style-name="P30"><text:s text:c="30"/>end;</text:p>
      <text:p text:style-name="P30"><text:s text:c="22"/>end);</text:p>
      <text:p text:style-name="P30"><text:s text:c="3"/></text:p>
      <text:p text:style-name="P30"/>
      <text:p text:style-name="P30">end;</text:p>
      <text:p text:style-name="P31"/>
      <text:p text:style-name="P31"/>
      <text:p text:style-name="P24">Limitações:</text:p>
      <text:list xml:id="list3908504069167328213" text:style-name="L1">
        <text:list-item>
          <text:p text:style-name="P69">o uso de Helpers esta limitado a um por unit para a mesma classe;</text:p>
        </text:list-item>
        <text:list-item>
          <text:p text:style-name="P69">dificuldade em lidar com variáveis novas locais ao helper;</text:p>
        </text:list-item>
      </text:list>
      <text:p text:style-name="P33"/>
      <text:p text:style-name="P33"/>
      <text:p text:style-name="P20"/>
      <text:p text:style-name="P32">Delphi – Trabalhando com RECORD Helper</text:p>
      <text:p text:style-name="P31"/>
      <text:p text:style-name="P34">Assim como Class Helper <text:span text:style-name="T28">extende classes</text:span>, Record Helper permite extender Records.</text:p>
      <text:p text:style-name="P34"/>
      <text:p text:style-name="P34">Quantas vezes já precisou fazer: <text:s text:c="3"/>total := total + x;</text:p>
      <text:p text:style-name="P34"/>
      <text:p text:style-name="P34">Utilizando helper poderia escrever assim: <text:s text:c="4"/>total.add( x );</text:p>
      <text:p text:style-name="P34"/>
      <text:p text:style-name="P34"/>
      <text:p text:style-name="P42"><text:span text:style-name="T20">(fonte: </text:span><text:span text:style-name="T16">https://github.com/amarildolacerda/helpers/blob/master/System.SysUtils.Helpers.pas</text:span><text:span text:style-name="T20"> )</text:span></text:p>
      <text:p text:style-name="P34"/>
      <text:p text:style-name="P12"/>
      <text:p text:style-name="P3"><text:span text:style-name="T10">Delphi - Computação Paralela, em Threads anônimas</text:span><text:span text:style-name="T21"> </text:span></text:p>
      <text:p text:style-name="P13"/>
      <text:p text:style-name="P14">#delphi #parallel #thread #janeiro/2016</text:p>
      <text:p text:style-name="P13"/>
      <text:p text:style-name="P11">Houve um tempo que executar tarefas em "background" era um tortura.</text:p>
      <text:p text:style-name="P45">Com a evolução de hardware e software, fazer uso de computação paralela passou a ser tão fácil quanto um desafio em resistir ao seu uso.</text:p>
      <text:p text:style-name="P45">Introduzida na versão XE7, um "thread" passou a rodar considerando o balanceamento entre os processadores presentes na unidade de processamento.</text:p>
      <text:p text:style-name="P49"><text:soft-page-break/>Associar o uso de métodos anônimos facilitou em muito todo o trabalho:</text:p>
      <text:p text:style-name="P47">Tthread.CreateAnonymousThread(</text:p>
      <text:p text:style-name="P47">procedure begin</text:p>
      <text:p text:style-name="P47"><text:s text:c="4"/>// execute aqui o seu código</text:p>
      <text:p text:style-name="P46"><text:s text:c="3"/>// se precisar sincronizar atualização de controles da janela</text:p>
      <text:p text:style-name="P46"><text:s text:c="3"/>TThread.Queue(nil,</text:p>
      <text:p text:style-name="P46"><text:s text:c="3"/>procedure begin</text:p>
      <text:p text:style-name="P46"><text:s text:c="7"/>// aqui deve incluir a atualização dos controles da janela;</text:p>
      <text:p text:style-name="P46"><text:s text:c="6"/>// ex: label1.caption := 'texto';</text:p>
      <text:p text:style-name="P46">end);</text:p>
      <text:p text:style-name="P46">end</text:p>
      <text:p text:style-name="P46">).Start;</text:p>
      <text:p text:style-name="P50"/>
      <text:p text:style-name="P46"><text:span text:style-name="T4">#firebird</text:span> <text:span text:style-name="T4">#delphi</text:span> <text:span text:style-name="T4">#sql</text:span> </text:p>
      <text:p text:style-name="P48"/>
      <text:p text:style-name="P12"/>
      <text:p text:style-name="P12"/>
      <text:p text:style-name="P12"/>
      <text:p text:style-name="P1"><text:span text:style-name="T6">Delphi - Processamento paralelo com TTask</text:span> <text:s text:c="3"/>#task #parallel #thread</text:p>
      <text:p text:style-name="P1"/>
      <text:p text:style-name="P1"><text:soft-page-break/>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oft-page-break/><text:span text:style-name="T6">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 text:c="6"/>if resposta.idade&gt;18 then</text:p>
      <text:p text:style-name="P1"><text:s text:c="9"/>xxxxx</text:p>
      <text:p text:style-name="P1"><text:s text:c="7"/></text:p>
      <text:p text:style-name="P1"/>
      <text:p text:style-name="P1">ver: #ttask</text:p>
      <text:p text:style-name="P1"/>
      <text:p text:style-name="P1"/>
      <text:p text:style-name="P3"><text:soft-page-break/></text:p>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6">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62">Para executar em segundo plano basta:</text:p>
                          <text:p text:style-name="Text_20_body"><text:s text:c="4"/><text:span text:style-name="T8"><text:s/>TThread.CreateAnonymousThread(procedure<text:line-break/> <text:s text:c="3"/>begin<text:line-break/> <text:s text:c="12"/>ALQuery1.sql.Text := '....';<text:line-break/> <text:s text:c="12"/>ALQuery1.Open;<text:line-break/> <text:s text:c="5"/>end).Start;</text:span></text:p>
                          <text:p text:style-name="Text_20_body">ou</text:p>
                          <text:p text:style-name="P64">Tthread.CreateAnonymousThread(</text:p>
                          <text:p text:style-name="P64"><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text:soft-page-break/>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oft-page-break/><text:span text:style-name="T6">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67"/>
      <text:p text:style-name="P43"/>
      <text:p text:style-name="P43"/>
      <text:p text:style-name="P43"/>
      <text:p text:style-name="P43"/>
      <text:p text:style-name="P43"/>
      <text:p text:style-name="P43"/>
      <text:p text:style-name="P43"/>
      <text:p text:style-name="P43"/>
      <text:p text:style-name="P44">Firebird</text:p>
      <text:p text:style-name="P67"/>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80"/>
      <text:p text:style-name="P3"><text:span text:style-name="T5">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80"/>
      <text:p text:style-name="P59"><text:span text:style-name="T12">Firebird - CTE "Common Table Expression"<text:line-break/></text:span><text:a xlink:type="simple" xlink:href="https://www.facebook.com/hashtag/firebird?source=feed_text&amp;story_id=1005003579559496" text:style-name="Internet_20_link" text:visited-style-name="Visited_20_Internet_20_Link"><text:span text:style-name="T13">‪#‎</text:span></text:a><text:a xlink:type="simple" xlink:href="https://www.facebook.com/hashtag/firebird?source=feed_text&amp;story_id=1005003579559496" text:style-name="Internet_20_link" text:visited-style-name="Visited_20_Internet_20_Link"><text:span text:style-name="T14">firebird‬</text:span></text:a><text:span text:style-name="T11"> </text:span><text:a xlink:type="simple" xlink:href="https://www.facebook.com/hashtag/delphi?source=feed_text&amp;story_id=1005003579559496" text:style-name="Internet_20_link" text:visited-style-name="Visited_20_Internet_20_Link"><text:span text:style-name="T13">‪#‎</text:span></text:a><text:a xlink:type="simple" xlink:href="https://www.facebook.com/hashtag/delphi?source=feed_text&amp;story_id=1005003579559496" text:style-name="Internet_20_link" text:visited-style-name="Visited_20_Internet_20_Link"><text:span text:style-name="T14">delphi‬</text:span></text:a><text:span text:style-name="T11"> </text:span><text:a xlink:type="simple" xlink:href="https://www.facebook.com/hashtag/sql?source=feed_text&amp;story_id=1005003579559496" text:style-name="Internet_20_link" text:visited-style-name="Visited_20_Internet_20_Link"><text:span text:style-name="T13">‪#‎</text:span></text:a><text:a xlink:type="simple" xlink:href="https://www.facebook.com/hashtag/sql?source=feed_text&amp;story_id=1005003579559496" text:style-name="Internet_20_link" text:visited-style-name="Visited_20_Internet_20_Link"><text:span text:style-name="T14">sql‬</text:span></text:a><text:span text:style-name="T11"><text:line-break/>Complexas consultas em Firebird podem ser resolvidas utilizando CTE.<text:line-break/>CTE é uma construção que monta uma tabela de memória a ser utilizada em um SELECT e é desmontado quando termina a execução do SELECT.</text:span></text:p>
      <text:p text:style-name="P52"><text:span text:style-name="T3">1) Considerando uma tabela de vendas (existente no banco de dados):<text:line-break/></text:span><text:line-break/> <text:s text:c="3"/>CREATE TABLE vendas (codigo varchar(20), data date, qtde numeric(18,4), valor numeric(18,4) );<text:line-break/></text:p>
      <text:p text:style-name="P54">2) Inserir alguns dados na tabela que simule as vendas;</text:p>
      <text:p text:style-name="P52"><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52"><text:span text:style-name="T3">4) Conclusão:<text:line-break/></text:span>O SELECT irá retornar a quantidade e total de vendas de todos os produto no mês de Dezembro de 2015.</text:p>
      <text:p text:style-name="P1"/>
      <text:p text:style-name="P1"/>
      <text:p text:style-name="P60">Teste unitário em Firebird !!!</text:p>
      <text:p text:style-name="P56">As linguagens de programação em geral evoluíram nos últimos anos em direção à qualidade. <text:line-break/>E os banco de dados ?</text:p>
      <text:p text:style-name="P55">Ainda que não seja popular, com um pouco de imaginação é possível fazer teste unitário em banco de dados firebird.</text:p>
      <text:p text:style-name="P56"><text:span text:style-name="T3">Passos para fazer em firebird:</text:span><text:line-break/>1) criar um modelo de exception para retornar informações;<text:line-break/> <text:s text:c="3"/>create or alter exception test_Error 'Error: ';</text:p>
      <text:p text:style-name="P56">2) montar um esqueleto da procedure, função ou package a ser testada;<text:line-break/><text:line-break/> <text:s/>SET TERM ^ ;</text:p>
      <text:p text:style-name="P57"><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57"><text:s text:c="7"/>suspend;<text:line-break/><text:soft-page-break/> <text:s/>end^</text:p>
      <text:p text:style-name="P56">SET TERM ; ^<text:line-break/></text:p>
      <text:p text:style-name="P56">3) <text:span text:style-name="T3">usar Block para executar o teste e se falhar retornar mensagem de erro</text:span>;<text:line-break/><text:line-break/>SET TERM ^ ;</text:p>
      <text:p text:style-name="P56">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56">end^</text:p>
      <text:p text:style-name="P56">SET TERM ; ^<text:line-break/></text:p>
      <text:p text:style-name="P58"><text:span text:style-name="T9">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15">https://github.com/…/08.03.002_firebird_packages_dateutils.…</text:span></text:a></text:p>
      <text:p text:style-name="P1"/>
      <text:p text:style-name="P1"/>
      <text:p text:style-name="P1"/>
      <text:p text:style-name="P9">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text:soft-page-break/>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80"/>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8"><text:s text:c="2"/>- a procedure de atualização usa um SPLITTER para quebrar o nome do produto em palavras chaves e guarda o resultado no dicionário de palavras chave ( que agora permite índice de </text:span><text:soft-page-break/><text:span text:style-name="T8">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61"><text:span text:style-name="T7">Firebird - </text:span><text:span text:style-name="T6">Utilizando funções financeiras da PKG_FINANCE</text:span></text:p>
      <text:p text:style-name="P61"><text:s/>(package do Firebird 3.0) para calcular o valor de uma prestação constante:</text:p>
      <text:p text:style-name="P53">onde: <text:line-break/>Valor do Financiamento = 30000,00<text:line-break/>Taxa de Juros = 5% am<text:line-break/>Parcelas = 36</text:p>
      <text:p text:style-name="P52">select PKG_FINANCE.pmt(30000,5,36) FROM RDB$DATABASE</text:p>
      <text:p text:style-name="P52">Resposta: 1813,03</text:p>
      <text:p text:style-name="P51"><text:span text:style-name="T11">Para baixar o código: </text:span><text:a xlink:type="simple" xlink:href="https://github.com/amarildolacerda/firebird" office:target-frame-name="_blank" xlink:show="new" text:style-name="Internet_20_link" text:visited-style-name="Visited_20_Internet_20_Link"><text:span text:style-name="T14">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80"/>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8">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80"/>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65"><text:span text:style-name="T6">Firebird 3.0 - Criando funções</text:span> </text:p>
                          <text:p text:style-name="P65"><text:a xlink:type="simple" xlink:href="https://www.facebook.com/hashtag/firebird?source=feed_text&amp;story_id=1003400599719794" text:style-name="Internet_20_link" text:visited-style-name="Visited_20_Internet_20_Link">#‎firebird‬</text:a></text:p>
                          <text:p text:style-name="P63">Estrutura</text:p>
                          <text:p text:style-name="P65"><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62">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16">https://github.com/amarildolacerda/FiredacTables</text:span></text:a></text:p>
      <text:p text:style-name="P18"/>
      <text:p text:style-name="P18"/>
      <text:p text:style-name="P74"/>
      <text:p text:style-name="P79"/>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81"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78"/>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6">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62">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66">end<text:line-break/></text:p>
                          <text:p text:style-name="P66"/>
                          <text:p text:style-name="P66"><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17">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71"/>
      <text:p text:style-name="P77"/>
      <text:p text:style-name="P73">Firebird - Reativando índices INACTIVE</text:p>
      <text:p text:style-name="P75">#firebird #indices #fevereiro/2016</text:p>
      <text:p text:style-name="P72"/>
      <text:p text:style-name="P72">Restaurou o banco de dados com os índices inativados? Claro que era somente um situação de contingência, porque você continua precisando deles. Então para REATIVAR os índices novamente, rode este código no banco de dados:</text:p>
      <text:p text:style-name="P72"/>
      <text:p text:style-name="P72">As tabelas que apresentarem erros, o índice não será ativado, mas você continua precisando dele - recomendo avaliar e corrigir - depois de corrigir, rode o script novamente.</text:p>
      <text:p text:style-name="P72"/>
      <text:p text:style-name="P72">SET TERM ^;</text:p>
      <text:p text:style-name="P72">execute block <text:s/>returns (x varchar(255))</text:p>
      <text:p text:style-name="P72">as</text:p>
      <text:p text:style-name="P72">declare variable ordem <text:s/>integer;</text:p>
      <text:p text:style-name="P72">declare variable stm varchar(1024);</text:p>
      <text:p text:style-name="P72">begin</text:p>
      <text:p text:style-name="P72"/>
      <text:p text:style-name="P72">for</text:p>
      <text:p text:style-name="P72">select y,stm, x from (</text:p>
      <text:p text:style-name="P72">SELECT 1 y,' <text:s/>alter index <text:s text:c="4"/>'||trim(rdb$index_name)||' <text:s text:c="4"/>active <text:s/>' stm , rdb$index_name x from rdb$indices </text:p>
      <text:p text:style-name="P72">where rdb$index_inactive=1 <text:s/></text:p>
      <text:p text:style-name="P72"><text:s text:c="6"/>and (not rdb$index_name like 'FK%')</text:p>
      <text:p text:style-name="P72"><text:s text:c="6"/>and rdb$unique_flag=0</text:p>
      <text:p text:style-name="P72">union</text:p>
      <text:p text:style-name="P72">SELECT 2 y, ' <text:s/>alter index <text:s text:c="4"/>'||trim(rdb$index_name)||' <text:s text:c="4"/>active <text:s/>' stm , rdb$index_name x from rdb$indices </text:p>
      <text:p text:style-name="P72">where rdb$index_inactive=1 <text:s/></text:p>
      <text:p text:style-name="P72"><text:s text:c="6"/>and (not rdb$index_name like 'FK%')</text:p>
      <text:p text:style-name="P72"><text:s text:c="6"/>and rdb$unique_flag=1</text:p>
      <text:p text:style-name="P72">union <text:s text:c="5"/></text:p>
      <text:p text:style-name="P72">SELECT 3 y, ' <text:s/>alter index <text:s text:c="4"/>'||trim(rdb$index_name)||' <text:s text:c="4"/>active <text:s/>' stm , rdb$index_name x from rdb$indices </text:p>
      <text:p text:style-name="P72">where rdb$index_inactive=1 <text:s/></text:p>
      <text:p text:style-name="P72"><text:s text:c="6"/>and (rdb$index_name like 'FK%')</text:p>
      <text:p text:style-name="P72">) k order by y </text:p>
      <text:p text:style-name="P72">into&amp;nbsp;:ordem,&amp;nbsp;:stm,&amp;nbsp;:x</text:p>
      <text:p text:style-name="P72">do</text:p>
      <text:p text:style-name="P72">begin</text:p>
      <text:p text:style-name="P72"><text:s text:c="2"/>in autonomous transaction do</text:p>
      <text:p text:style-name="P72"><text:s text:c="3"/>execute statement&amp;nbsp;:stm;</text:p>
      <text:p text:style-name="P72"><text:s text:c="3"/>--execute statement 'commit work';</text:p>
      <text:p text:style-name="P72"><text:s text:c="3"/>suspend;</text:p>
      <text:p text:style-name="P72"><text:s text:c="3"/>when any do </text:p>
      <text:p text:style-name="P72"><text:s text:c="3"/>begin</text:p>
      <text:p text:style-name="P72"><text:s text:c="6"/>--exception;</text:p>
      <text:p text:style-name="P72"><text:s text:c="3"/>end</text:p>
      <text:p text:style-name="P72">end</text:p>
      <text:p text:style-name="P72"/>
      <text:p text:style-name="P72">end^</text:p>
      <text:p text:style-name="P72"/>
      <text:p text:style-name="P72">SET TE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4S</meta:editing-duration>
    <meta:editing-cycles>38</meta:editing-cycles>
    <meta:generator>LibreOffice/5.0.2.2$Windows_x86 LibreOffice_project/37b43f919e4de5eeaca9b9755ed688758a8251fe</meta:generator>
    <dc:date>2016-02-15T23:13:54.849000000</dc:date>
    <meta:document-statistic meta:table-count="0" meta:image-count="0" meta:object-count="0" meta:page-count="26" meta:paragraph-count="539" meta:word-count="4304" meta:character-count="30614" meta:non-whitespace-character-count="24013"/>
    <meta:user-defined meta:name="Info 1"/>
    <meta:user-defined meta:name="Info 2"/>
    <meta:user-defined meta:name="Info 3"/>
    <meta:user-defined meta:name="Info 4"/>
  </office:meta>
</office:document-meta>
</file>